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12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nk (you will have to find the same or comparable item in a shop in spain…)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https://nl.farnell.com/bourns/3386x-1-105lf/trimmer-pot-1mohm-10-1turn-th/dp/9355430</text:p>
          </table:table-cell>
          <table:table-cell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https://nl.farnell.com/bourns/3386x-1-104lf/trimmer-100k/dp/935542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nl.farnell.com/phoenix-contact/mkds-1-2-3-5-ht-bk/tb-wire-to-brd-2pos-16awg/dp/2766173" xlink:type="simple">https://nl.farnell.com/phoenix-contact/mkds-1-2-3-5-ht-bk/tb-wire-to-brd-2pos-16awg/dp/2766173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m00fkea/res-1m-1-0-125w-0805-thick-film/dp/1652946?st=1m</text:p>
          </table:table-cell>
          <table:table-cell office:value-type="string" calcext:value-type="string">
            <text:p>size of this 2mm x 1.25mm x 0.5mm, this what you will have to solder by hand, so it will be small!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0kfkea/res-100k-1-0-125w-0805-thick-film/dp/146986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0kfkea/res-100k-1-0-125w-0805-thick-film/dp/146986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k0fkta/res-10k-1-0-125w-0805-thick-film/dp/1652909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k0fkta/res-10k-1-0-125w-0805-thick-film/dp/1652909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k0fkta/res-10k-1-0-125w-0805-thick-film/dp/1652909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0kfkea/res-100k-1-0-125w-0805-thick-film/dp/1469860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k00fkea/res-1k-1-0-125w-0805-thick-film/dp/1469847?st=1k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https://nl.farnell.com/texas-instruments/lm324adr/op-amp-quad-low-power-smd-soic14/dp/3117046?st=lm324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nl.farnell.com/kingbright/kp-2012surc/led-0805-red-230mcd-630nm/dp/8529930" xlink:type="simple">https://nl.farnell.com/kingbright/kp-2012surc/led-0805-red-230mcd-630nm/dp/8529930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 header 16x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 header 16x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 header 12x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 header 12x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7:26:46.270349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2:04:33.903941763</meta:creation-date>
    <dc:date>2020-12-08T17:42:59.288955904</dc:date>
    <meta:editing-duration>PT1H44M54S</meta:editing-duration>
    <meta:editing-cycles>4</meta:editing-cycles>
    <meta:generator>LibreOffice/6.0.7.3$Linux_X86_64 LibreOffice_project/00m0$Build-3</meta:generator>
    <meta:document-statistic meta:table-count="1" meta:cell-count="62" meta:object-count="0"/>
  </office:meta>
</office:document-meta>
</file>